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olableProxyHandler.invoke( Object proxy , Method method , Object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PoolableProxyHandler.PoolableProxyHandler( PoolableFactoryBean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olableProxyHandl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